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jawal" svg:font-family="Tajawal"/>
    <style:font-face style:name="Tajawal1" svg:font-family="Tajawal" style:font-pitch="variable"/>
  </office:font-face-decls>
  <office:automatic-styles>
    <style:style style:name="Table1" style:family="table">
      <style:table-properties style:width="6.6896in" table:align="left"/>
    </style:style>
    <style:style style:name="Table1.A" style:family="table-column">
      <style:table-column-properties style:column-width="0.8451in"/>
    </style:style>
    <style:style style:name="Table1.B" style:family="table-column">
      <style:table-column-properties style:column-width="1.3861in"/>
    </style:style>
    <style:style style:name="Table1.C" style:family="table-column">
      <style:table-column-properties style:column-width="0.8014in"/>
    </style:style>
    <style:style style:name="Table1.D" style:family="table-column">
      <style:table-column-properties style:column-width="1.6896in"/>
    </style:style>
    <style:style style:name="Table1.E" style:family="table-column">
      <style:table-column-properties style:column-width="0.7521in"/>
    </style:style>
    <style:style style:name="Table1.F" style:family="table-column">
      <style:table-column-properties style:column-width="1.2153in"/>
    </style:style>
    <style:style style:name="Table1.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F1" style:family="table-cell">
      <style:table-cell-properties style:vertical-align="middle" fo:background-color="#b4c7dc" fo:padding="0.0382in" fo:border="0.5pt solid #000000">
        <style:background-image/>
      </style:table-cell-properties>
    </style:style>
    <style:style style:name="Table1.2" style:family="table-row">
      <style:table-row-properties style:min-row-height="0.541in"/>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none" fo:border-top="none" fo:border-bottom="0.5pt solid #000000"/>
    </style:style>
    <style:style style:name="Table1.F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7986in"/>
    </style:style>
    <style:style style:name="Table1.A3" style:family="table-cell">
      <style:table-cell-properties style:vertical-align="middle" fo:padding="0.0382in" fo:border-left="0.5pt solid #000000" fo:border-right="none" fo:border-top="none" fo:border-bottom="0.5pt solid #000000"/>
    </style:style>
    <style:style style:name="Table1.B3" style:family="table-cell">
      <style:table-cell-properties style:vertical-align="middle" fo:padding="0.0382in" fo:border-left="0.5pt solid #000000" fo:border-right="none" fo:border-top="none" fo:border-bottom="0.5pt solid #000000"/>
    </style:style>
    <style:style style:name="Table1.C3" style:family="table-cell">
      <style:table-cell-properties style:vertical-align="middle" fo:padding="0.0382in" fo:border-left="0.5pt solid #000000" fo:border-right="none" fo:border-top="none" fo:border-bottom="0.5pt solid #000000"/>
    </style:style>
    <style:style style:name="Table1.D3" style:family="table-cell">
      <style:table-cell-properties style:vertical-align="middle" fo:padding="0.0382in" fo:border-left="0.5pt solid #000000" fo:border-right="none" fo:border-top="none" fo:border-bottom="0.5pt solid #000000"/>
    </style:style>
    <style:style style:name="Table1.E3" style:family="table-cell">
      <style:table-cell-properties style:vertical-align="middle" fo:padding="0.0382in" fo:border-left="0.5pt solid #000000" fo:border-right="none" fo:border-top="none" fo:border-bottom="0.5pt solid #000000"/>
    </style:style>
    <style:style style:name="Table1.F3" style:family="table-cell">
      <style:table-cell-properties style:vertical-align="middle" fo:padding="0.0382in" fo:border-left="0.5pt solid #000000" fo:border-right="0.5pt solid #000000" fo:border-top="none" fo:border-bottom="0.5pt solid #000000"/>
    </style:style>
    <style:style style:name="Table1.4" style:family="table-row">
      <style:table-row-properties style:min-row-height="0.5556in"/>
    </style:style>
    <style:style style:name="Table1.A4" style:family="table-cell">
      <style:table-cell-properties style:vertical-align="middle" fo:padding="0.0382in" fo:border-left="0.5pt solid #000000" fo:border-right="none" fo:border-top="none" fo:border-bottom="0.5pt solid #000000"/>
    </style:style>
    <style:style style:name="Table1.B4" style:family="table-cell">
      <style:table-cell-properties style:vertical-align="middle" fo:padding="0.0382in" fo:border-left="0.5pt solid #000000" fo:border-right="none" fo:border-top="none" fo:border-bottom="0.5pt solid #000000"/>
    </style:style>
    <style:style style:name="Table1.C4" style:family="table-cell">
      <style:table-cell-properties style:vertical-align="middle" fo:padding="0.0382in" fo:border-left="0.5pt solid #000000" fo:border-right="none" fo:border-top="none" fo:border-bottom="0.5pt solid #000000"/>
    </style:style>
    <style:style style:name="Table1.D4" style:family="table-cell">
      <style:table-cell-properties style:vertical-align="middle" fo:padding="0.0382in" fo:border-left="0.5pt solid #000000" fo:border-right="none" fo:border-top="none" fo:border-bottom="0.5pt solid #000000"/>
    </style:style>
    <style:style style:name="Table1.E4" style:family="table-cell">
      <style:table-cell-properties style:vertical-align="middle" fo:padding="0.0382in" fo:border-left="0.5pt solid #000000" fo:border-right="none" fo:border-top="none" fo:border-bottom="0.5pt solid #000000"/>
    </style:style>
    <style:style style:name="Table1.F4" style:family="table-cell">
      <style:table-cell-properties style:vertical-align="middle" fo:padding="0.0382in" fo:border-left="0.5pt solid #000000" fo:border-right="0.5pt solid #000000" fo:border-top="none" fo:border-bottom="0.5pt solid #000000"/>
    </style:style>
    <style:style style:name="Table1.5" style:family="table-row">
      <style:table-row-properties style:min-row-height="0.7292in"/>
    </style:style>
    <style:style style:name="Table1.A5" style:family="table-cell">
      <style:table-cell-properties style:vertical-align="middle" fo:padding="0.0382in" fo:border-left="0.5pt solid #000000" fo:border-right="none" fo:border-top="none" fo:border-bottom="0.5pt solid #000000"/>
    </style:style>
    <style:style style:name="Table1.B5" style:family="table-cell">
      <style:table-cell-properties style:vertical-align="middle" fo:padding="0.0382in" fo:border-left="0.5pt solid #000000" fo:border-right="none" fo:border-top="none" fo:border-bottom="0.5pt solid #000000"/>
    </style:style>
    <style:style style:name="Table1.C5" style:family="table-cell">
      <style:table-cell-properties style:vertical-align="middle" fo:padding="0.0382in" fo:border-left="0.5pt solid #000000" fo:border-right="none" fo:border-top="none" fo:border-bottom="0.5pt solid #000000"/>
    </style:style>
    <style:style style:name="Table1.D5" style:family="table-cell">
      <style:table-cell-properties style:vertical-align="middle" fo:padding="0.0382in" fo:border-left="0.5pt solid #000000" fo:border-right="none" fo:border-top="none" fo:border-bottom="0.5pt solid #000000"/>
    </style:style>
    <style:style style:name="Table1.E5" style:family="table-cell">
      <style:table-cell-properties style:vertical-align="middle" fo:padding="0.0382in" fo:border-left="0.5pt solid #000000" fo:border-right="none" fo:border-top="none" fo:border-bottom="0.5pt solid #000000"/>
    </style:style>
    <style:style style:name="Table1.F5"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6896in" table:align="left"/>
    </style:style>
    <style:style style:name="Table2.A" style:family="table-column">
      <style:table-column-properties style:column-width="0.8451in"/>
    </style:style>
    <style:style style:name="Table2.B" style:family="table-column">
      <style:table-column-properties style:column-width="0.8792in"/>
    </style:style>
    <style:style style:name="Table2.C" style:family="table-column">
      <style:table-column-properties style:column-width="1.4931in"/>
    </style:style>
    <style:style style:name="Table2.D" style:family="table-column">
      <style:table-column-properties style:column-width="1.5049in"/>
    </style:style>
    <style:style style:name="Table2.E" style:family="table-column">
      <style:table-column-properties style:column-width="0.7521in"/>
    </style:style>
    <style:style style:name="Table2.F" style:family="table-column">
      <style:table-column-properties style:column-width="1.2153in"/>
    </style:style>
    <style:style style:name="Table2.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2.F1" style:family="table-cell">
      <style:table-cell-properties style:vertical-align="middle" fo:background-color="#b4c7dc" fo:padding="0.0382in" fo:border="0.5pt solid #000000">
        <style:background-image/>
      </style:table-cell-properties>
    </style:style>
    <style:style style:name="Table2.2" style:family="table-row">
      <style:table-row-properties style:min-row-height="0.541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E2" style:family="table-cell">
      <style:table-cell-properties style:vertical-align="middle" fo:padding="0.0382in" fo:border-left="0.5pt solid #000000" fo:border-right="none" fo:border-top="none" fo:border-bottom="0.5pt solid #000000"/>
    </style:style>
    <style:style style:name="Table2.F2" style:family="table-cell">
      <style:table-cell-properties style:vertical-align="middle" fo:padding="0.0382in" fo:border-left="0.5pt solid #000000" fo:border-right="0.5pt solid #000000" fo:border-top="none" fo:border-bottom="0.5pt solid #000000"/>
    </style:style>
    <style:style style:name="Table2.3" style:family="table-row">
      <style:table-row-properties style:min-row-height="0.7986in"/>
    </style:style>
    <style:style style:name="Table2.A3" style:family="table-cell">
      <style:table-cell-properties style:vertical-align="middle" fo:padding="0.0382in" fo:border-left="0.5pt solid #000000" fo:border-right="none" fo:border-top="none" fo:border-bottom="0.5pt solid #000000"/>
    </style:style>
    <style:style style:name="Table2.B3" style:family="table-cell">
      <style:table-cell-properties style:vertical-align="middle" fo:padding="0.0382in" fo:border-left="0.5pt solid #000000" fo:border-right="none" fo:border-top="none" fo:border-bottom="0.5pt solid #000000"/>
    </style:style>
    <style:style style:name="Table2.C3" style:family="table-cell">
      <style:table-cell-properties style:vertical-align="middle" fo:padding="0.0382in" fo:border-left="0.5pt solid #000000" fo:border-right="none" fo:border-top="none" fo:border-bottom="0.5pt solid #000000"/>
    </style:style>
    <style:style style:name="Table2.D3" style:family="table-cell">
      <style:table-cell-properties style:vertical-align="middle" fo:padding="0.0382in" fo:border-left="0.5pt solid #000000" fo:border-right="none" fo:border-top="none" fo:border-bottom="0.5pt solid #000000"/>
    </style:style>
    <style:style style:name="Table2.E3" style:family="table-cell">
      <style:table-cell-properties style:vertical-align="middle" fo:padding="0.0382in" fo:border-left="0.5pt solid #000000" fo:border-right="none" fo:border-top="none" fo:border-bottom="0.5pt solid #000000"/>
    </style:style>
    <style:style style:name="Table2.F3" style:family="table-cell">
      <style:table-cell-properties style:vertical-align="middle" fo:padding="0.0382in" fo:border-left="0.5pt solid #000000" fo:border-right="0.5pt solid #000000" fo:border-top="none" fo:border-bottom="0.5pt solid #000000"/>
    </style:style>
    <style:style style:name="Table2.4" style:family="table-row">
      <style:table-row-properties style:min-row-height="0.5556in"/>
    </style:style>
    <style:style style:name="Table2.A4" style:family="table-cell">
      <style:table-cell-properties style:vertical-align="middle" fo:padding="0.0382in" fo:border-left="0.5pt solid #000000" fo:border-right="none" fo:border-top="none" fo:border-bottom="0.5pt solid #000000"/>
    </style:style>
    <style:style style:name="Table2.B4" style:family="table-cell">
      <style:table-cell-properties style:vertical-align="middle" fo:padding="0.0382in" fo:border-left="0.5pt solid #000000" fo:border-right="none" fo:border-top="none" fo:border-bottom="0.5pt solid #000000"/>
    </style:style>
    <style:style style:name="Table2.C4" style:family="table-cell">
      <style:table-cell-properties style:vertical-align="middle" fo:padding="0.0382in" fo:border-left="0.5pt solid #000000" fo:border-right="none" fo:border-top="none" fo:border-bottom="0.5pt solid #000000"/>
    </style:style>
    <style:style style:name="Table2.D4" style:family="table-cell">
      <style:table-cell-properties style:vertical-align="middle" fo:padding="0.0382in" fo:border-left="0.5pt solid #000000" fo:border-right="none" fo:border-top="none" fo:border-bottom="0.5pt solid #000000"/>
    </style:style>
    <style:style style:name="Table2.E4" style:family="table-cell">
      <style:table-cell-properties style:vertical-align="middle" fo:padding="0.0382in" fo:border-left="0.5pt solid #000000" fo:border-right="none" fo:border-top="none" fo:border-bottom="0.5pt solid #000000"/>
    </style:style>
    <style:style style:name="Table2.F4" style:family="table-cell">
      <style:table-cell-properties style:vertical-align="middle" fo:padding="0.0382in" fo:border-left="0.5pt solid #000000" fo:border-right="0.5pt solid #000000" fo:border-top="none" fo:border-bottom="0.5pt solid #000000"/>
    </style:style>
    <style:style style:name="Table2.5" style:family="table-row">
      <style:table-row-properties style:min-row-height="0.7292in"/>
    </style:style>
    <style:style style:name="Table2.A5" style:family="table-cell">
      <style:table-cell-properties style:vertical-align="middle" fo:padding="0.0382in" fo:border-left="0.5pt solid #000000" fo:border-right="none" fo:border-top="none" fo:border-bottom="0.5pt solid #000000"/>
    </style:style>
    <style:style style:name="Table2.B5" style:family="table-cell">
      <style:table-cell-properties style:vertical-align="middle" fo:padding="0.0382in" fo:border-left="0.5pt solid #000000" fo:border-right="none" fo:border-top="none" fo:border-bottom="0.5pt solid #000000"/>
    </style:style>
    <style:style style:name="Table2.C5" style:family="table-cell">
      <style:table-cell-properties style:vertical-align="middle" fo:padding="0.0382in" fo:border-left="0.5pt solid #000000" fo:border-right="none" fo:border-top="none" fo:border-bottom="0.5pt solid #000000"/>
    </style:style>
    <style:style style:name="Table2.D5" style:family="table-cell">
      <style:table-cell-properties style:vertical-align="middle" fo:padding="0.0382in" fo:border-left="0.5pt solid #000000" fo:border-right="none" fo:border-top="none" fo:border-bottom="0.5pt solid #000000"/>
    </style:style>
    <style:style style:name="Table2.E5" style:family="table-cell">
      <style:table-cell-properties style:vertical-align="middle" fo:padding="0.0382in" fo:border-left="0.5pt solid #000000" fo:border-right="none" fo:border-top="none" fo:border-bottom="0.5pt solid #000000"/>
    </style:style>
    <style:style style:name="Table2.F5"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style:writing-mode="lr-tb"/>
      <style:text-properties officeooo:rsid="000c3545" officeooo:paragraph-rsid="000c3545"/>
    </style:style>
    <style:style style:name="P2" style:family="paragraph" style:parent-style-name="Heading_20_1">
      <style:paragraph-properties fo:margin-top="0in" fo:margin-bottom="0in" style:contextual-spacing="false"/>
      <style:text-properties fo:color="#3465a4" loext:opacity="100%"/>
    </style:style>
    <style:style style:name="P3" style:family="paragraph" style:parent-style-name="Standard">
      <style:paragraph-properties fo:text-align="start" style:justify-single-word="false" style:writing-mode="lr-tb"/>
      <style:text-properties officeooo:rsid="000c3545" officeooo:paragraph-rsid="000c3545"/>
    </style:style>
    <style:style style:name="P4" style:family="paragraph" style:parent-style-name="Text_20_body">
      <style:text-properties style:font-name="Tajawal1" officeooo:rsid="000dff4d" officeooo:paragraph-rsid="0018a6bb"/>
    </style:style>
    <style:style style:name="P5" style:family="paragraph" style:parent-style-name="Heading_20_1">
      <style:text-properties fo:color="#3465a4" loext:opacity="100%"/>
    </style:style>
    <style:style style:name="P6" style:family="paragraph" style:parent-style-name="Text_20_body">
      <style:paragraph-properties style:writing-mode="lr-tb"/>
      <style:text-properties officeooo:rsid="0015c4d4" officeooo:paragraph-rsid="0015c4d4"/>
    </style:style>
    <style:style style:name="P7" style:family="paragraph" style:parent-style-name="Text_20_body" style:list-style-name="L1">
      <style:paragraph-properties style:writing-mode="lr-tb"/>
      <style:text-properties officeooo:rsid="0015c4d4" officeooo:paragraph-rsid="0015c4d4"/>
    </style:style>
    <style:style style:name="P8" style:family="paragraph" style:parent-style-name="Text_20_body" style:list-style-name="L2">
      <style:paragraph-properties style:writing-mode="lr-tb"/>
      <style:text-properties officeooo:rsid="0015c4d4" officeooo:paragraph-rsid="0015c4d4"/>
    </style:style>
    <style:style style:name="P9" style:family="paragraph" style:parent-style-name="Standard">
      <style:paragraph-properties fo:text-align="start" style:justify-single-word="false" style:writing-mode="lr-tb"/>
      <style:text-properties style:font-name="Tajawal1" officeooo:rsid="00118ab7" officeooo:paragraph-rsid="00118ab7"/>
    </style:style>
    <style:style style:name="P10" style:family="paragraph" style:parent-style-name="Text_20_body">
      <style:paragraph-properties fo:text-align="start" style:justify-single-word="false" style:writing-mode="lr-tb"/>
      <style:text-properties style:font-name="Tajawal1" officeooo:rsid="0013e7fa" officeooo:paragraph-rsid="0013e7fa"/>
    </style:style>
    <style:style style:name="P11" style:family="paragraph" style:parent-style-name="Text_20_body" style:list-style-name="L3">
      <style:text-properties style:font-name="Tajawal1" officeooo:rsid="0013e7fa"/>
    </style:style>
    <style:style style:name="P12" style:family="paragraph" style:parent-style-name="Text_20_body" style:list-style-name="L3">
      <style:text-properties style:font-name="Tajawal1" officeooo:rsid="0013e7fa" officeooo:paragraph-rsid="002364a4"/>
    </style:style>
    <style:style style:name="P13" style:family="paragraph" style:parent-style-name="Heading_20_1">
      <style:paragraph-properties fo:margin-top="0in" fo:margin-bottom="0in" style:contextual-spacing="false"/>
      <style:text-properties fo:color="#3465a4" loext:opacity="100%" officeooo:paragraph-rsid="002364a4"/>
    </style:style>
    <style:style style:name="P14" style:family="paragraph" style:parent-style-name="Text_20_body">
      <style:text-properties fo:color="#3465a4" loext:opacity="100%" officeooo:rsid="0025d3b4"/>
    </style:style>
    <style:style style:name="P15" style:family="paragraph" style:parent-style-name="Text_20_body">
      <style:text-properties officeooo:rsid="0070dd06" officeooo:paragraph-rsid="0070dd06"/>
    </style:style>
    <style:style style:name="P16" style:family="paragraph" style:parent-style-name="Text_20_body">
      <style:text-properties officeooo:rsid="0070dd06" officeooo:paragraph-rsid="0073c75c"/>
    </style:style>
    <style:style style:name="P17" style:family="paragraph" style:parent-style-name="Text_20_body">
      <style:text-properties officeooo:rsid="0070dd06" officeooo:paragraph-rsid="007f57a5"/>
    </style:style>
    <style:style style:name="P18" style:family="paragraph" style:parent-style-name="Text_20_body">
      <style:text-properties officeooo:rsid="00808772" officeooo:paragraph-rsid="00808772"/>
    </style:style>
    <style:style style:name="P19" style:family="paragraph" style:parent-style-name="Text_20_body">
      <style:text-properties officeooo:rsid="0070dd06" officeooo:paragraph-rsid="00748eb1"/>
    </style:style>
    <style:style style:name="P20" style:family="paragraph" style:parent-style-name="Text_20_body">
      <style:text-properties officeooo:rsid="0070dd06" officeooo:paragraph-rsid="0075e29e"/>
    </style:style>
    <style:style style:name="P21" style:family="paragraph" style:parent-style-name="Text_20_body">
      <style:text-properties officeooo:rsid="0075e29e" officeooo:paragraph-rsid="0075e29e"/>
    </style:style>
    <style:style style:name="P22" style:family="paragraph" style:parent-style-name="Text_20_body">
      <style:paragraph-properties fo:margin-top="0in" fo:margin-bottom="0in" style:contextual-spacing="false"/>
      <style:text-properties fo:color="#3465a4" loext:opacity="100%" fo:font-weight="bold" style:font-weight-asian="bold" style:font-weight-complex="bold"/>
    </style:style>
    <style:style style:name="P23" style:family="paragraph" style:parent-style-name="Text_20_body">
      <style:text-properties officeooo:rsid="0076971c" officeooo:paragraph-rsid="0076971c"/>
    </style:style>
    <style:style style:name="P24" style:family="paragraph" style:parent-style-name="Text_20_body">
      <style:text-properties officeooo:rsid="0070dd06" officeooo:paragraph-rsid="0076971c"/>
    </style:style>
    <style:style style:name="P25" style:family="paragraph" style:parent-style-name="Text_20_body">
      <style:text-properties officeooo:rsid="007a0842" officeooo:paragraph-rsid="007a0842"/>
    </style:style>
    <style:style style:name="P26" style:family="paragraph" style:parent-style-name="Text_20_body">
      <style:text-properties officeooo:rsid="007a0842" officeooo:paragraph-rsid="007a3c9e"/>
    </style:style>
    <style:style style:name="P27" style:family="paragraph" style:parent-style-name="Text_20_body">
      <style:text-properties officeooo:rsid="0070dd06" officeooo:paragraph-rsid="007a3c9e"/>
    </style:style>
    <style:style style:name="P28" style:family="paragraph" style:parent-style-name="Text_20_body">
      <style:text-properties officeooo:rsid="007a0842" officeooo:paragraph-rsid="0088068d"/>
    </style:style>
    <style:style style:name="P29" style:family="paragraph" style:parent-style-name="Text_20_body" style:list-style-name="L4">
      <style:text-properties officeooo:paragraph-rsid="0088068d"/>
    </style:style>
    <style:style style:name="P30" style:family="paragraph" style:parent-style-name="Text_20_body" style:list-style-name="L5">
      <style:text-properties officeooo:rsid="007a0842" officeooo:paragraph-rsid="0088068d"/>
    </style:style>
    <style:style style:name="P31" style:family="paragraph" style:parent-style-name="Text_20_body">
      <style:text-properties officeooo:rsid="0070dd06" officeooo:paragraph-rsid="0088068d"/>
    </style:style>
    <style:style style:name="P32" style:family="paragraph" style:parent-style-name="Text_20_body" style:list-style-name="L6">
      <style:text-properties officeooo:rsid="007a0842" officeooo:paragraph-rsid="0088068d"/>
    </style:style>
    <style:style style:name="P33" style:family="paragraph" style:parent-style-name="Text_20_body" style:list-style-name="L7">
      <style:text-properties officeooo:rsid="007a0842"/>
    </style:style>
    <style:style style:name="P34" style:family="paragraph" style:parent-style-name="Text_20_body" style:list-style-name="L8">
      <style:text-properties officeooo:rsid="007a0842" officeooo:paragraph-rsid="0088438f"/>
    </style:style>
    <style:style style:name="P35" style:family="paragraph" style:parent-style-name="Text_20_body" style:list-style-name="L8">
      <style:text-properties officeooo:rsid="007a0842"/>
    </style:style>
    <style:style style:name="P36" style:family="paragraph" style:parent-style-name="Text_20_body" style:list-style-name="L9">
      <style:text-properties officeooo:rsid="0070dd06" officeooo:paragraph-rsid="0088438f"/>
    </style:style>
    <style:style style:name="P37" style:family="paragraph" style:parent-style-name="Text_20_body" style:list-style-name="L9">
      <style:text-properties officeooo:rsid="0070dd06"/>
    </style:style>
    <style:style style:name="P38" style:family="paragraph" style:parent-style-name="Text_20_body" style:list-style-name="L10">
      <style:text-properties officeooo:rsid="0070dd06"/>
    </style:style>
    <style:style style:name="P39" style:family="paragraph" style:parent-style-name="Text_20_body">
      <style:text-properties officeooo:rsid="0070dd06" officeooo:paragraph-rsid="007b6ec6"/>
    </style:style>
    <style:style style:name="P40" style:family="paragraph" style:parent-style-name="Text_20_body" style:list-style-name="L11">
      <style:text-properties officeooo:rsid="0070dd06"/>
    </style:style>
    <style:style style:name="P41" style:family="paragraph" style:parent-style-name="Text_20_body" style:list-style-name="L12">
      <style:text-properties officeooo:rsid="0070dd06"/>
    </style:style>
    <style:style style:name="P42" style:family="paragraph" style:parent-style-name="Text_20_body" style:list-style-name="L12">
      <style:text-properties officeooo:rsid="0070dd06" officeooo:paragraph-rsid="007c80c4"/>
    </style:style>
    <style:style style:name="P43" style:family="paragraph" style:parent-style-name="Text_20_body" style:list-style-name="L13">
      <style:text-properties officeooo:rsid="0070dd06"/>
    </style:style>
    <style:style style:name="P44" style:family="paragraph" style:parent-style-name="Text_20_body">
      <style:text-properties officeooo:rsid="0070dd06" officeooo:paragraph-rsid="007c80c4"/>
    </style:style>
    <style:style style:name="P45" style:family="paragraph" style:parent-style-name="Table_20_Contents">
      <style:paragraph-properties fo:text-align="center" style:justify-single-word="false"/>
      <style:text-properties fo:color="#000000" loext:opacity="100%" fo:font-weight="bold" style:font-weight-asian="bold" style:font-weight-complex="bold"/>
    </style:style>
    <style:style style:name="P46"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636607" style:font-weight-asian="bold" style:font-weight-complex="bold"/>
    </style:style>
    <style:style style:name="P47" style:family="paragraph" style:parent-style-name="Table_20_Contents">
      <style:text-properties officeooo:rsid="00657b95" officeooo:paragraph-rsid="00657b95"/>
    </style:style>
    <style:style style:name="P48" style:family="paragraph" style:parent-style-name="Table_20_Contents">
      <style:text-properties officeooo:rsid="0065871e" officeooo:paragraph-rsid="0065871e"/>
    </style:style>
    <style:style style:name="P49" style:family="paragraph" style:parent-style-name="Table_20_Contents">
      <style:text-properties officeooo:rsid="0065871e" officeooo:paragraph-rsid="00661e96"/>
    </style:style>
    <style:style style:name="P50" style:family="paragraph" style:parent-style-name="Table_20_Contents">
      <style:text-properties officeooo:rsid="00677ad1" officeooo:paragraph-rsid="00677ad1"/>
    </style:style>
    <style:style style:name="P51" style:family="paragraph" style:parent-style-name="Table_20_Contents">
      <style:text-properties officeooo:rsid="006957cf" officeooo:paragraph-rsid="006957cf"/>
    </style:style>
    <style:style style:name="P52" style:family="paragraph" style:parent-style-name="Table_20_Contents">
      <style:text-properties officeooo:paragraph-rsid="00661e96"/>
    </style:style>
    <style:style style:name="P53" style:family="paragraph" style:parent-style-name="Table_20_Contents">
      <style:text-properties officeooo:rsid="00657b95" officeooo:paragraph-rsid="00661e96"/>
    </style:style>
    <style:style style:name="P54" style:family="paragraph" style:parent-style-name="Table_20_Contents">
      <style:text-properties officeooo:rsid="0067d1d4" officeooo:paragraph-rsid="0067d1d4"/>
    </style:style>
    <style:style style:name="P55" style:family="paragraph" style:parent-style-name="Table_20_Contents">
      <style:text-properties officeooo:rsid="0069b24b" officeooo:paragraph-rsid="0069b24b"/>
    </style:style>
    <style:style style:name="P56" style:family="paragraph" style:parent-style-name="Table_20_Contents">
      <style:text-properties officeooo:rsid="00661e96" officeooo:paragraph-rsid="00661e96"/>
    </style:style>
    <style:style style:name="P57" style:family="paragraph" style:parent-style-name="Table_20_Contents">
      <style:text-properties officeooo:rsid="0069d879" officeooo:paragraph-rsid="0069d879"/>
    </style:style>
    <style:style style:name="P58" style:family="paragraph" style:parent-style-name="Text_20_body">
      <style:text-properties fo:color="#3465a4" loext:opacity="100%" officeooo:rsid="0069d879" officeooo:paragraph-rsid="0069d879"/>
    </style:style>
    <style:style style:name="P59" style:family="paragraph" style:parent-style-name="Table_20_Contents">
      <style:paragraph-properties fo:text-align="center" style:justify-single-word="false"/>
      <style:text-properties fo:color="#000000" loext:opacity="100%" fo:font-weight="bold" officeooo:paragraph-rsid="006b815f" style:font-weight-asian="bold" style:font-weight-complex="bold"/>
    </style:style>
    <style:style style:name="P60"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6b815f" style:font-weight-asian="bold" style:font-weight-complex="bold"/>
    </style:style>
    <style:style style:name="P61" style:family="paragraph" style:parent-style-name="Table_20_Contents">
      <style:text-properties fo:color="#000000" loext:opacity="100%" officeooo:rsid="006b815f" officeooo:paragraph-rsid="006b815f"/>
    </style:style>
    <style:style style:name="P62" style:family="paragraph" style:parent-style-name="Table_20_Contents">
      <style:text-properties officeooo:rsid="00657b95" officeooo:paragraph-rsid="006b815f"/>
    </style:style>
    <style:style style:name="P63" style:family="paragraph" style:parent-style-name="Text_20_body">
      <style:text-properties fo:color="#3465a4" loext:opacity="100%" officeooo:rsid="0069d879" officeooo:paragraph-rsid="006cd687"/>
    </style:style>
    <style:style style:name="P64" style:family="paragraph" style:parent-style-name="Table_20_Contents">
      <style:text-properties officeooo:rsid="0065871e" officeooo:paragraph-rsid="006b815f"/>
    </style:style>
    <style:style style:name="P65" style:family="paragraph" style:parent-style-name="Table_20_Contents">
      <style:text-properties officeooo:rsid="00677ad1" officeooo:paragraph-rsid="006b815f"/>
    </style:style>
    <style:style style:name="P66" style:family="paragraph" style:parent-style-name="Table_20_Contents">
      <style:text-properties officeooo:rsid="006957cf" officeooo:paragraph-rsid="006b815f"/>
    </style:style>
    <style:style style:name="P67" style:family="paragraph" style:parent-style-name="Table_20_Contents">
      <style:text-properties officeooo:paragraph-rsid="006b815f"/>
    </style:style>
    <style:style style:name="P68" style:family="paragraph" style:parent-style-name="Table_20_Contents">
      <style:text-properties officeooo:rsid="006e9e5a" officeooo:paragraph-rsid="006e9e5a"/>
    </style:style>
    <style:style style:name="P69" style:family="paragraph" style:parent-style-name="Table_20_Contents">
      <style:text-properties officeooo:rsid="0067d1d4" officeooo:paragraph-rsid="006b815f"/>
    </style:style>
    <style:style style:name="P70" style:family="paragraph" style:parent-style-name="Table_20_Contents">
      <style:text-properties officeooo:rsid="0069b24b" officeooo:paragraph-rsid="006b815f"/>
    </style:style>
    <style:style style:name="P71" style:family="paragraph" style:parent-style-name="Table_20_Contents">
      <style:text-properties officeooo:rsid="00661e96" officeooo:paragraph-rsid="006b815f"/>
    </style:style>
    <style:style style:name="P72" style:family="paragraph" style:parent-style-name="Table_20_Contents">
      <style:text-properties officeooo:rsid="0069d879" officeooo:paragraph-rsid="006b815f"/>
    </style:style>
    <style:style style:name="P73" style:family="paragraph" style:parent-style-name="Standard">
      <style:text-properties fo:color="#3465a4" loext:opacity="100%" officeooo:rsid="0069d879" officeooo:paragraph-rsid="006b815f"/>
    </style:style>
    <style:style style:name="T1" style:family="text">
      <style:text-properties fo:font-weight="bold" style:font-weight-asian="bold" style:font-weight-complex="bold"/>
    </style:style>
    <style:style style:name="T2" style:family="text">
      <style:text-properties fo:color="#3465a4" loext:opacity="100%" fo:font-weight="bold" style:font-weight-asian="bold" style:font-weight-complex="bold"/>
    </style:style>
    <style:style style:name="T3" style:family="text">
      <style:text-properties officeooo:rsid="0084f3aa"/>
    </style:style>
    <style:style style:name="T4" style:family="text">
      <style:text-properties officeooo:rsid="0083b3aa"/>
    </style:style>
    <style:style style:name="T5" style:family="text">
      <style:text-properties officeooo:rsid="00820ea8"/>
    </style:style>
    <style:style style:name="T6" style:family="text">
      <style:text-properties officeooo:rsid="007f57a5"/>
    </style:style>
    <style:style style:name="T7" style:family="text">
      <style:text-properties officeooo:rsid="0070dd06"/>
    </style:style>
    <style:style style:name="T8" style:family="text">
      <style:text-properties fo:color="#3465a4" loext:opacity="100%" fo:font-weight="bold" officeooo:rsid="0075e29e" style:font-weight-asian="bold" style:font-weight-complex="bold"/>
    </style:style>
    <style:style style:name="T9" style:family="text">
      <style:text-properties officeooo:rsid="00748eb1"/>
    </style:style>
    <style:style style:name="T10" style:family="text">
      <style:text-properties officeooo:rsid="0081dcbf"/>
    </style:style>
    <style:style style:name="T11" style:family="text">
      <style:text-properties fo:color="#3465a4" loext:opacity="100%" fo:font-weight="bold" officeooo:rsid="0076971c" style:font-weight-asian="bold" style:font-weight-complex="bold"/>
    </style:style>
    <style:style style:name="T12" style:family="text">
      <style:text-properties officeooo:rsid="0076971c"/>
    </style:style>
    <style:style style:name="T13" style:family="text">
      <style:text-properties fo:color="#3465a4" loext:opacity="100%"/>
    </style:style>
    <style:style style:name="T14" style:family="text">
      <style:text-properties officeooo:rsid="007a3c9e"/>
    </style:style>
    <style:style style:name="T15" style:family="text">
      <style:text-properties officeooo:rsid="007a0842"/>
    </style:style>
    <style:style style:name="T16" style:family="text">
      <style:text-properties officeooo:rsid="0088438f"/>
    </style:style>
    <style:style style:name="T17" style:family="text">
      <style:text-properties officeooo:rsid="0088068d"/>
    </style:style>
    <style:style style:name="T18" style:family="text">
      <style:text-properties officeooo:rsid="007c80c4"/>
    </style:style>
    <style:style style:name="T19" style:family="text">
      <style:text-properties officeooo:rsid="00657b95"/>
    </style:style>
    <style:style style:name="T20" style:family="text">
      <style:text-properties officeooo:rsid="00661e96"/>
    </style:style>
    <style:style style:name="T21" style:family="text">
      <style:text-properties officeooo:rsid="006942a0"/>
    </style:style>
    <style:style style:name="T22" style:family="text">
      <style:text-properties officeooo:rsid="006cd687"/>
    </style:style>
    <style:style style:name="T23" style:family="text">
      <style:text-properties officeooo:rsid="006e9e5a"/>
    </style:style>
    <style:style style:name="fr1" style:family="graphic" style:parent-style-name="Inline_20_Heading">
      <style:graphic-properties style:vertical-pos="middle" style:vertical-rel="text" style:horizontal-pos="from-left" style:horizontal-rel="paragraph-conten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as-char" draw:z-index="0"><draw:text-box fo:min-height="0.0161in" fo:min-width="0.0161in"><text:h text:style-name="P2" text:outline-level="1">Project introduction:</text:h></draw:text-box></draw:frame></text:p>
      <text:p text:style-name="P3"/>
      <text:p text:style-name="P4">With the rapid digital transformation, <text:span text:style-name="T1">photographic studios</text:span> face increasing challenges in managing customers, orders, and large volumes of images while ensuring fast delivery and high service quality. Many studios still rely on traditional or scattered tools, which often results in data loss, inefficient workflows, and delays in order processing and delivery.</text:p>
      <text:p text:style-name="P4"><text:span text:style-name="T1">Studio Management System</text:span> is an integrated and reliable system designed to efficiently manage photographic studios. It focuses on core administrative and operational features such as user and customer management, order tracking, scheduling, and secure photo archiving, all within a centralized platform.</text:p>
      <text:p text:style-name="P4">The system helps organize studio operations, reduce manual work, improve workflow efficiency, and ensure accurate tracking of orders and images. By providing a structured and secure environment for managing studio data, it enhances productivity, minimizes errors, and improves overall customer satisfaction..</text:p>
      <text:h text:style-name="P5" text:outline-level="1">System Description:</text:h>
      <text:p text:style-name="P6">The workflow begins when a customer visits the studio in person or contacts the reception desk. The receptionist registers the customer in the system by entering basic information such as the customer’s name and phone number. After that, the receptionist creates a new order for the customer.</text:p>
      <text:p text:style-name="P6">During order creation, the receptionist selects the type of service, which may include:</text:p>
      <text:list text:style-name="L1">
        <text:list-item>
          <text:p text:style-name="P7">Photography session</text:p>
        </text:list-item>
        <text:list-item>
          <text:p text:style-name="P7">Laser printing on objects</text:p>
        </text:list-item>
        <text:list-item>
          <text:p text:style-name="P7">Advertising board printing</text:p>
        </text:list-item>
        <text:list-item>
          <text:p text:style-name="P7">Invitation card printing</text:p>
        </text:list-item>
      </text:list>
      <text:p text:style-name="P6">Each order contains essential details, including:</text:p>
      <text:list text:style-name="L2">
        <text:list-item>
          <text:p text:style-name="P8">Scheduled date and time</text:p>
        </text:list-item>
        <text:list-item>
          <text:p text:style-name="P8">Quantity</text:p>
        </text:list-item>
        <text:list-item>
          <text:p text:style-name="P8">Total amount</text:p>
        </text:list-item>
        <text:list-item>
          <text:p text:style-name="P8">Remaining balance</text:p>
        </text:list-item>
        <text:list-item>
          <text:p text:style-name="P8">Order status</text:p>
        </text:list-item>
        <text:list-item>
          <text:p text:style-name="P8">Discount (if applicable)</text:p>
        </text:list-item>
      </text:list>
      <text:p text:style-name="P6">Once the order is created, it is forwarded to the relevant staff. The photographer receives photography-related orders and updates the order status as the work progresses. Similarly, the <text:soft-page-break/>printing staff receives printing orders and confirms the completion of the printing process through the system.</text:p>
      <text:p text:style-name="P6"/>
      <text:p text:style-name="P6">The manager has full visibility over system operations and can monitor orders, track workflow progress, and review sales and order reports to support decision-making.</text:p>
      <text:p text:style-name="P6">Order delivery is strictly controlled. Orders are delivered to customers only upon in-person attendance or according to predefined delivery rules specified during the order fulfillment process, ensuring accountability and proper handover.</text:p>
      <text:p text:style-name="P6"/>
      <text:p text:style-name="P9"><draw:frame draw:style-name="fr1" draw:name="Frame2" text:anchor-type="as-char" draw:z-index="1"><draw:text-box fo:min-height="0.0161in" fo:min-width="0.0161in"><text:h text:style-name="P2" text:outline-level="1"><text:s/>Project Objectives:</text:h></draw:text-box></draw:frame></text:p>
      <text:p text:style-name="P10">The system aims to:</text:p>
      <text:list text:style-name="L3">
        <text:list-item>
          <text:p text:style-name="P11">Manage customer information and studio services in a structured manner.</text:p>
        </text:list-item>
        <text:list-item>
          <text:p text:style-name="P11">Create and track different types of orders with complete financial and scheduling details.</text:p>
        </text:list-item>
        <text:list-item>
          <text:p text:style-name="P11">Facilitate coordination between studio staff by managing order statuses.</text:p>
        </text:list-item>
        <text:list-item>
          <text:p text:style-name="P11">Provide management with reports on sales and orders.</text:p>
        </text:list-item>
        <text:list-item>
          <text:p text:style-name="P11">Ensure controlled and secure delivery of completed orders.</text:p>
        </text:list-item>
        <text:list-item>
          <text:p text:style-name="P12">Reduce manual work and operational errors while improving customer satisfaction. </text:p>
          <text:p text:style-name="P12"><text:s text:c="15"/></text:p>
        </text:list-item>
      </text:list>
      <text:h text:style-name="P13" text:outline-level="1" text:is-list-header="true">Detailed Analysis:</text:h>
      <text:p text:style-name="P14"/>
      <text:p text:style-name="P15"><text:span text:style-name="T2">Customer</text:span>: has the following attributes:</text:p>
      <text:p text:style-name="P15">id unique key (NUMBER)</text:p>
      <text:p text:style-name="P15">full_name (VARCHAR2)</text:p>
      <text:p text:style-name="P15">phone (NUMBER)</text:p>
      <text:p text:style-name="P15">address (VARCHAR2)</text:p>
      <text:p text:style-name="P15">--------------------------------------------------------------------</text:p>
      <text:p text:style-name="P15"><text:span text:style-name="T2">Order</text:span>: has the following attributes:</text:p>
      <text:p text:style-name="P15">id unique key (NUMBER)</text:p>
      <text:p text:style-name="P15">customer_id (NUMBER)<text:span text:style-name="T3">FK</text:span></text:p>
      <text:p text:style-name="P15">discount_amount (NUMBER)</text:p>
      <text:p text:style-name="P15">start_at (TIMESTAMP) </text:p>
      <text:p text:style-name="P15"><text:soft-page-break/>end_at ( TIMESTAMP)</text:p>
      <text:p text:style-name="P15">status (VARCHAR2)</text:p>
      <text:p text:style-name="P15">price (NUMBER)</text:p>
      <text:p text:style-name="P15">description (VARCHAR2)</text:p>
      <text:p text:style-name="P16">--------------------------------------------------------------------</text:p>
      <text:p text:style-name="P15"><text:span text:style-name="T2">Image_Session</text:span>: has the following attributes:</text:p>
      <text:p text:style-name="P15">id unique key (NUMBER)</text:p>
      <text:p text:style-name="P15">order_id (NUMBER)<text:span text:style-name="T4">FK</text:span></text:p>
      <text:p text:style-name="P15">session_type (VARCHAR2)</text:p>
      <text:p text:style-name="P15">scheduled_at (TIMESTAMP)</text:p>
      <text:p text:style-name="P15">duration (NUMBER)</text:p>
      <text:p text:style-name="P15">emp_id (NUMBER)</text:p>
      <text:p text:style-name="P16">--------------------------------------------------------------------</text:p>
      <text:p text:style-name="P15"><text:span text:style-name="T2">Laser</text:span>: has the following attributes:</text:p>
      <text:p text:style-name="P15">id unique key (NUMBER)</text:p>
      <text:p text:style-name="P15">order_id (NUMBER)<text:span text:style-name="T4">FK</text:span></text:p>
      <text:p text:style-name="P15">material (VARCHAR2)</text:p>
      <text:p text:style-name="P15">image_path (VARCHAR2)</text:p>
      <text:p text:style-name="P16">--------------------------------------------------------------------</text:p>
      <text:p text:style-name="P15"><text:span text:style-name="T2">Card</text:span>: has the following attributes:</text:p>
      <text:p text:style-name="P15">id unique key (NUMBER)</text:p>
      <text:p text:style-name="P15">order_id (NUMBER)<text:span text:style-name="T4">FK</text:span></text:p>
      <text:p text:style-name="P15">card_type (VARCHAR2)</text:p>
      <text:p text:style-name="P15">qty (NUMBER)</text:p>
      <text:p text:style-name="P15">size (VARCHAR2)</text:p>
      <text:p text:style-name="P15">paper_type (VARCHAR2)</text:p>
      <text:p text:style-name="P15">design_file_url (VARCHAR2)</text:p>
      <text:p text:style-name="P16">--------------------------------------------------------------------</text:p>
      <text:p text:style-name="P15"><text:span text:style-name="T2">Coupons</text:span>: has the following attributes:</text:p>
      <text:p text:style-name="P15">id unique key (NUMBER)</text:p>
      <text:p text:style-name="P15">discount (NUMBER)</text:p>
      <text:p text:style-name="P15">code (VARCHAR2)</text:p>
      <text:p text:style-name="P15"><text:soft-page-break/>status (VARCHAR2)</text:p>
      <text:p text:style-name="P15">note (VARCHAR2)</text:p>
      <text:p text:style-name="P15">start_at (TIMESTAMP)</text:p>
      <text:p text:style-name="P15">end_at ( TIMESTAMP)</text:p>
      <text:p text:style-name="P16">--------------------------------------------------------------------</text:p>
      <text:p text:style-name="P15"><text:span text:style-name="T2">Invoice</text:span>: has the following attributes:</text:p>
      <text:p text:style-name="P15">id unique key (NUMBER)</text:p>
      <text:p text:style-name="P15">order_id (NUMBER)<text:span text:style-name="T4">FK</text:span></text:p>
      <text:p text:style-name="P15">issued_at ( TIMESTAMP)</text:p>
      <text:p text:style-name="P15">net_amount (NUMBER)</text:p>
      <text:p text:style-name="P16">--------------------------------------------------------------------</text:p>
      <text:p text:style-name="P15"><text:span text:style-name="T2">Payments</text:span>: has the following attributes:</text:p>
      <text:p text:style-name="P15">id unique key (NUMBER)</text:p>
      <text:p text:style-name="P15">invoice_id (NUMBER)<text:span text:style-name="T5">FK</text:span></text:p>
      <text:p text:style-name="P15">amount (NUMBER)</text:p>
      <text:p text:style-name="P15">method (VARCHAR2)</text:p>
      <text:p text:style-name="P15">paid_at (TIMESTAMP)</text:p>
      <text:p text:style-name="P15">reference_no (VARCHAR2)</text:p>
      <text:p text:style-name="P16">--------------------------------------------------------------------</text:p>
      <text:p text:style-name="P15"><text:span text:style-name="T2">Employee</text:span>: has the following attributes:</text:p>
      <text:p text:style-name="P15">id unique key (NUMBER)</text:p>
      <text:p text:style-name="P15">name (VARCHAR2)</text:p>
      <text:p text:style-name="P15">address (VARCHAR2)</text:p>
      <text:p text:style-name="P15">phone (NUMBER)</text:p>
      <text:p text:style-name="P17">salary (NUMBER)</text:p>
      <text:p text:style-name="P17">hire_date <text:span text:style-name="T6">(DATE)</text:span></text:p>
      <text:p text:style-name="P18">title <text:span text:style-name="T7"><text:s/>(VARCHAR2)</text:span></text:p>
      <text:p text:style-name="P15">sex (VARCHAR2) values: male, female</text:p>
      <text:p text:style-name="P19">--------------------------------------------------------------------</text:p>
      <text:p text:style-name="P19"><text:span text:style-name="T8">S</text:span><text:span text:style-name="T2">kills</text:span>: <text:span text:style-name="T9">has the </text:span>following attributes:</text:p>
      <text:p text:style-name="P20">id unique key (NUMBER)</text:p>
      <text:p text:style-name="P21">title <text:span text:style-name="T7">(VARCHAR2)</text:span></text:p>
      <text:p text:style-name="P16"><text:soft-page-break/>--------------------------------------------------------------------</text:p>
      <text:p text:style-name="P16"/>
      <text:p text:style-name="Text_20_body"><draw:frame draw:style-name="fr1" draw:name="Frame3" text:anchor-type="as-char" draw:z-index="2"><draw:text-box fo:min-height="0.0161in" fo:min-width="0.0161in"><text:p text:style-name="P22">Skills_Employees</text:p></draw:text-box></draw:frame>: <text:s/>has the following attributes:</text:p>
      <text:p text:style-name="P23">skill_id (<text:span text:style-name="T7">NUMBER</text:span>)<text:span text:style-name="T10">FK</text:span></text:p>
      <text:p text:style-name="P23">emp_id (<text:span text:style-name="T7">NUMBER</text:span>)<text:span text:style-name="T10">FK</text:span></text:p>
      <text:p text:style-name="P23">years (DATE)</text:p>
      <text:p text:style-name="P24"><text:s/>--------------------------------------------------------------------</text:p>
      <text:p text:style-name="P15"><text:span text:style-name="T2">Roles</text:span>: has the following attributes:</text:p>
      <text:p text:style-name="P15">id unique key (NUMBER)</text:p>
      <text:p text:style-name="P15">role_type (VARCHAR2)</text:p>
      <text:p text:style-name="P24"><text:s/>--------------------------------------------------------------------</text:p>
      <text:p text:style-name="P24"><text:span text:style-name="T11">Employees</text:span><text:span text:style-name="T2">-Roles</text:span>: has the following attributes:</text:p>
      <text:p text:style-name="P24">emp_id (NUMBER)<text:span text:style-name="T10">FK</text:span></text:p>
      <text:p text:style-name="P24">role_<text:span text:style-name="T12">id</text:span> (VARCHAR2)<text:span text:style-name="T10">FK</text:span></text:p>
      <text:p text:style-name="P23">added_date (DATE)</text:p>
      <text:p text:style-name="P16">--------------------------------------------------------------------</text:p>
      <text:p text:style-name="P15"><text:span text:style-name="T2">Attendance</text:span>: has the following attributes:</text:p>
      <text:p text:style-name="P15">id unique key (NUMBER)</text:p>
      <text:p text:style-name="P15">emp_id (NUMBER)<text:span text:style-name="T5">FK</text:span></text:p>
      <text:p text:style-name="P15">check_in (TIMESTAMP)</text:p>
      <text:p text:style-name="P15">check_out (TIMESTAMP)</text:p>
      <text:p text:style-name="P15">date (DATE)</text:p>
      <text:p text:style-name="P15">status (VARCHAR2)</text:p>
      <text:p text:style-name="P20">--------------------------------------------------------------------</text:p>
      <text:h text:style-name="Heading_20_1" text:outline-level="1"><text:span text:style-name="T13">relation between entities:</text:span></text:h>
      <text:p text:style-name="P25">* Customer ↔ Order</text:p>
      <text:p text:style-name="P25">- Relation Type: has</text:p>
      <text:p text:style-name="P25">- Cardinality: 1:M</text:p>
      <text:p text:style-name="P26"><text:span text:style-name="T14">- Business Rule:</text:span></text:p>
      <text:p text:style-name="P26">One customer <text:span text:style-name="T14">may</text:span> have zero or many orders.</text:p>
      <text:p text:style-name="P25">Each order <text:span text:style-name="T14">must</text:span> belongs to exactly one customer.</text:p>
      <text:p text:style-name="P27"><text:soft-page-break/>--------------------------------------------------------------------</text:p>
      <text:p text:style-name="P28"><text:span text:style-name="T14">* </text:span>Order ↔ Image_Session</text:p>
      <text:list xml:id="list1512136213" text:style-name="L4">
        <text:list-item>
          <text:p text:style-name="P29"><text:span text:style-name="T15">Relation Type: </text:span><text:span text:style-name="T16">contains</text:span></text:p>
        </text:list-item>
      </text:list>
      <text:list text:style-name="L5">
        <text:list-item>
          <text:p text:style-name="P30">Cardinality: <text:span text:style-name="Strong_20_Emphasis">1:M</text:span></text:p>
        </text:list-item>
        <text:list-item>
          <text:p text:style-name="P30">Business Rule:<text:line-break/>One order may have zero or many image sessions.<text:line-break/>Each image session must belong to exactly one order.</text:p>
        </text:list-item>
      </text:list>
      <text:p text:style-name="P31">--------------------------------------------------------------------</text:p>
      <text:p text:style-name="P31"><text:span text:style-name="T14"><text:s/></text:span><text:span text:style-name="T17">Employee(reciver)</text:span><text:span text:style-name="T15"> ↔ </text:span><text:span text:style-name="T17">Order</text:span></text:p>
      <text:list text:continue-list="list1512136213" text:style-name="L4">
        <text:list-item>
          <text:p text:style-name="P29"><text:span text:style-name="T15">Relation Type: </text:span><text:span text:style-name="T17">create</text:span></text:p>
        </text:list-item>
      </text:list>
      <text:list text:style-name="L6">
        <text:list-item>
          <text:p text:style-name="P32">Cardinality: <text:span text:style-name="T17">1</text:span><text:span text:style-name="Strong_20_Emphasis">:M</text:span></text:p>
        </text:list-item>
        <text:list-item>
          <text:p text:style-name="P32">Business Rule:<text:line-break/><text:span text:style-name="T17">Each</text:span> <text:span text:style-name="T17">Employee</text:span> may <text:span text:style-name="T17">create</text:span> zero or many <text:span text:style-name="T17">order</text:span>.<text:line-break/>Each <text:s/><text:span text:style-name="T17">order</text:span> must belong to exactly one order.</text:p>
        </text:list-item>
      </text:list>
      <text:p text:style-name="P31">--------------------------------------------------------------------</text:p>
      <text:p text:style-name="P25">Employee<text:span text:style-name="T17">(photographer)</text:span> ↔ Image_Session</text:p>
      <text:list text:style-name="L7">
        <text:list-item>
          <text:p text:style-name="P33">Relation Type: handles</text:p>
        </text:list-item>
        <text:list-item>
          <text:p text:style-name="P33">Cardinality: <text:span text:style-name="Strong_20_Emphasis">1:M</text:span></text:p>
        </text:list-item>
        <text:list-item>
          <text:p text:style-name="P33">Business Rule:<text:line-break/>One employee may handle zero or many image sessions.<text:line-break/>Each image session must be handled by exactly one employee.</text:p>
        </text:list-item>
      </text:list>
      <text:p text:style-name="P27">--------------------------------------------------------------------</text:p>
      <text:p text:style-name="P25">Order ↔ Laser</text:p>
      <text:list text:style-name="L8">
        <text:list-item>
          <text:p text:style-name="P34">Relation Type: <text:span text:style-name="T16">contains</text:span></text:p>
        </text:list-item>
        <text:list-item>
          <text:p text:style-name="P35">Cardinality: <text:span text:style-name="Strong_20_Emphasis">1:M</text:span></text:p>
        </text:list-item>
        <text:list-item>
          <text:p text:style-name="P35">Business Rule:<text:line-break/>One order may have zero or many laser records/items.<text:line-break/>Each laser record must belong to exactly one order.</text:p>
        </text:list-item>
      </text:list>
      <text:p text:style-name="P27">--------------------------------------------------------------------</text:p>
      <text:p text:style-name="P27">Order ↔ Card</text:p>
      <text:list text:style-name="L9">
        <text:list-item>
          <text:p text:style-name="P36">Relation Type: <text:span text:style-name="T16">contains</text:span></text:p>
        </text:list-item>
        <text:list-item>
          <text:p text:style-name="P37">Cardinality: <text:span text:style-name="Strong_20_Emphasis">1:M</text:span></text:p>
        </text:list-item>
        <text:list-item>
          <text:p text:style-name="P37">Business Rule:<text:line-break/>One order may have zero or many card records/items.<text:line-break/>Each card record must belong to exactly one order.</text:p>
        </text:list-item>
      </text:list>
      <text:p text:style-name="P27"><text:soft-page-break/>--------------------------------------------------------------------</text:p>
      <text:p text:style-name="P27">Order ↔ Invoice</text:p>
      <text:list text:style-name="L10">
        <text:list-item>
          <text:p text:style-name="P38">Relation Type: has</text:p>
        </text:list-item>
        <text:list-item>
          <text:p text:style-name="P38">Cardinality: <text:span text:style-name="Strong_20_Emphasis">1:</text:span><text:span text:style-name="Strong_20_Emphasis"><text:span text:style-name="T18">1</text:span></text:span></text:p>
        </text:list-item>
        <text:list-item>
          <text:p text:style-name="P38">Business Rule:<text:line-break/>One order may have zero or one invoice (before issuing, it can be none).<text:line-break/>Each invoice must belong to exactly one order.</text:p>
        </text:list-item>
      </text:list>
      <text:p text:style-name="P39">--------------------------------------------------------------------</text:p>
      <text:p text:style-name="P39">Invoice ↔ Payments</text:p>
      <text:list text:style-name="L11">
        <text:list-item>
          <text:p text:style-name="P40">Relation Type: has</text:p>
        </text:list-item>
        <text:list-item>
          <text:p text:style-name="P40">Cardinality: <text:span text:style-name="Strong_20_Emphasis">1:M</text:span></text:p>
        </text:list-item>
        <text:list-item>
          <text:p text:style-name="P40">Business Rule:<text:line-break/>One invoice may have zero or many payments (unpaid/partial/instalments).<text:line-break/>Each payment must belong to exactly one invoice.</text:p>
        </text:list-item>
      </text:list>
      <text:p text:style-name="P39">--------------------------------------------------------------------</text:p>
      <text:p text:style-name="P39">Employee ↔ Roles</text:p>
      <text:list xml:id="list2774729259" text:style-name="L12">
        <text:list-item>
          <text:p text:style-name="P41">Relation Type: assigned</text:p>
        </text:list-item>
        <text:list-item>
          <text:p text:style-name="P41">Cardinality: <text:span text:style-name="T18">M</text:span><text:span text:style-name="Strong_20_Emphasis">:M</text:span></text:p>
        </text:list-item>
        <text:list-item>
          <text:p text:style-name="P42">Business Rule:<text:line-break/>One employee may have <text:span text:style-name="T18">one</text:span> or many roles.<text:line-break/>Each role record must belong to exactly one <text:span text:style-name="T18">or many </text:span>employee.</text:p>
        </text:list-item>
      </text:list>
      <text:p text:style-name="P39">--------------------------------------------------------------------</text:p>
      <text:p text:style-name="P39">Employee ↔ Attendance</text:p>
      <text:list text:style-name="L13">
        <text:list-item>
          <text:p text:style-name="P43">Relation Type: has / logs</text:p>
        </text:list-item>
        <text:list-item>
          <text:p text:style-name="P43">Cardinality: <text:span text:style-name="Strong_20_Emphasis">1:M</text:span></text:p>
        </text:list-item>
        <text:list-item>
          <text:p text:style-name="P43">Business Rule:<text:line-break/>One employee may have zero or many attendance records.<text:line-break/>Each attendance record must belong to exactly one employee.</text:p>
        </text:list-item>
      </text:list>
      <text:p text:style-name="P44">--------------------------------------------------------------------</text:p>
      <text:p text:style-name="P44">Employee ↔ <text:span text:style-name="T18">Skills</text:span></text:p>
      <text:list text:continue-list="list2774729259" text:style-name="L12">
        <text:list-item>
          <text:p text:style-name="P42">Relation Type: has </text:p>
        </text:list-item>
        <text:list-item>
          <text:p text:style-name="P42">Cardinality: <text:span text:style-name="T18">M</text:span><text:span text:style-name="Strong_20_Emphasis">:M</text:span></text:p>
        </text:list-item>
        <text:list-item>
          <text:p text:style-name="P42">Business Rule:<text:line-break/>One employee may have <text:span text:style-name="T18">one</text:span> or many <text:span text:style-name="T18">skills</text:span>.<text:line-break/>Each <text:span text:style-name="T18">skill</text:span> must belong to exactly one <text:span text:style-name="T18">or many </text:span>employee.</text:p>
        </text:list-item>
      </text:list>
      <text:p text:style-name="P44"><text:soft-page-break/>--------------------------------------------------------------------</text:p>
      <text:p text:style-name="P25"/>
      <text:p text:style-name="P25"/>
      <text:p text:style-name="P25"/>
      <text:p text:style-name="P25"/>
      <text:h text:style-name="P5" text:outline-level="1">Analysis Summary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5">Entity Name</text:p>
          </table:table-cell>
          <table:table-cell table:style-name="Table1.A1" office:value-type="string">
            <text:p text:style-name="P45">Entity Description</text:p>
          </table:table-cell>
          <table:table-cell table:style-name="Table1.A1" office:value-type="string">
            <text:p text:style-name="P46"><text:s/>Attribute Name</text:p>
          </table:table-cell>
          <table:table-cell table:style-name="Table1.A1" office:value-type="string">
            <text:p text:style-name="P46">Attribute Description</text:p>
          </table:table-cell>
          <table:table-cell table:style-name="Table1.A1" office:value-type="string">
            <text:p text:style-name="P46">Data Type</text:p>
          </table:table-cell>
          <table:table-cell table:style-name="Table1.F1" office:value-type="string">
            <text:p text:style-name="P46">Constraints (PK, FK, Not Null, Unique, etc.)</text:p>
          </table:table-cell>
        </table:table-row>
        <table:table-row table:style-name="Table1.2">
          <table:table-cell table:style-name="Table1.A2" office:value-type="string">
            <text:p text:style-name="P47">Customer</text:p>
          </table:table-cell>
          <table:table-cell table:style-name="Table1.B2" office:value-type="string">
            <text:p text:style-name="P47">The person who come to studio </text:p>
          </table:table-cell>
          <table:table-cell table:style-name="Table1.C2" office:value-type="string">
            <text:p text:style-name="P47">id</text:p>
          </table:table-cell>
          <table:table-cell table:style-name="Table1.D2" office:value-type="string">
            <text:p text:style-name="P48"><text:s/>Unique identifier </text:p>
            <text:p text:style-name="P49">for each <text:span text:style-name="T19">Customer</text:span>.</text:p>
          </table:table-cell>
          <table:table-cell table:style-name="Table1.E2" office:value-type="string">
            <text:p text:style-name="P50">INT</text:p>
          </table:table-cell>
          <table:table-cell table:style-name="Table1.F2" office:value-type="string">
            <text:p text:style-name="P51">PK</text:p>
          </table:table-cell>
        </table:table-row>
        <table:table-row table:style-name="Table1.3">
          <table:table-cell table:style-name="Table1.A2" office:value-type="string">
            <text:p text:style-name="Table_20_Contents"/>
          </table:table-cell>
          <table:table-cell table:style-name="Table1.B3" office:value-type="string">
            <text:p text:style-name="Table_20_Contents"/>
          </table:table-cell>
          <table:table-cell table:style-name="Table1.C3" office:value-type="string">
            <text:p text:style-name="P48">full_name</text:p>
          </table:table-cell>
          <table:table-cell table:style-name="Table1.D3" office:value-type="string">
            <text:p text:style-name="P52">The complete name of the <text:span text:style-name="T19">Customer</text:span>.</text:p>
          </table:table-cell>
          <table:table-cell table:style-name="Table1.E3" office:value-type="string">
            <text:p text:style-name="P50">VARCAHR2(50)</text:p>
          </table:table-cell>
          <table:table-cell table:style-name="Table1.F3" office:value-type="string">
            <text:p text:style-name="P51">NOT NULL</text:p>
          </table:table-cell>
        </table:table-row>
        <table:table-row table:style-name="Table1.4">
          <table:table-cell table:style-name="Table1.A2" office:value-type="string">
            <text:p text:style-name="Table_20_Contents"/>
          </table:table-cell>
          <table:table-cell table:style-name="Table1.B4" office:value-type="string">
            <text:p text:style-name="Table_20_Contents"/>
          </table:table-cell>
          <table:table-cell table:style-name="Table1.C4" office:value-type="string">
            <text:p text:style-name="P47">phone</text:p>
          </table:table-cell>
          <table:table-cell table:style-name="Table1.D4" office:value-type="string">
            <text:p text:style-name="P53">Customer <text:span text:style-name="T20">phone number</text:span></text:p>
          </table:table-cell>
          <table:table-cell table:style-name="Table1.E4" office:value-type="string">
            <text:p text:style-name="P54">VARCAHR2(15)</text:p>
          </table:table-cell>
          <table:table-cell table:style-name="Table1.F4" office:value-type="string">
            <text:p text:style-name="P55">NOT NULL</text:p>
          </table:table-cell>
        </table:table-row>
        <table:table-row table:style-name="Table1.5">
          <table:table-cell table:style-name="Table1.A2" office:value-type="string">
            <text:p text:style-name="Table_20_Contents"/>
          </table:table-cell>
          <table:table-cell table:style-name="Table1.B5" office:value-type="string">
            <text:p text:style-name="Table_20_Contents"/>
          </table:table-cell>
          <table:table-cell table:style-name="Table1.C5" office:value-type="string">
            <text:p text:style-name="P47">address</text:p>
          </table:table-cell>
          <table:table-cell table:style-name="Table1.D5" office:value-type="string">
            <text:p text:style-name="P56">The location for each <text:span text:style-name="T19">Customer</text:span></text:p>
          </table:table-cell>
          <table:table-cell table:style-name="Table1.E5" office:value-type="string">
            <text:p text:style-name="P54">VARCAHR2(<text:span text:style-name="T21">60</text:span>)</text:p>
          </table:table-cell>
          <table:table-cell table:style-name="Table1.F5" office:value-type="string">
            <text:p text:style-name="P57">NOT NULL</text:p>
          </table:table-cell>
        </table:table-row>
      </table:table>
      <text:p text:style-name="P58"/>
      <text:p text:style-name="P58">d, customer_id, discount_amount, start, end, status, price ,description )</text:p>
      <text:p text:style-name="P5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9">Entity Name</text:p>
          </table:table-cell>
          <table:table-cell table:style-name="Table2.A1" office:value-type="string">
            <text:p text:style-name="P59">Entity Description</text:p>
          </table:table-cell>
          <table:table-cell table:style-name="Table2.A1" office:value-type="string">
            <text:p text:style-name="P60"><text:s/>Attribute Name</text:p>
          </table:table-cell>
          <table:table-cell table:style-name="Table2.A1" office:value-type="string">
            <text:p text:style-name="P60">Attribute Description</text:p>
          </table:table-cell>
          <table:table-cell table:style-name="Table2.A1" office:value-type="string">
            <text:p text:style-name="P60">Data Type</text:p>
          </table:table-cell>
          <table:table-cell table:style-name="Table2.F1" office:value-type="string">
            <text:p text:style-name="P60">Constraints (PK, FK, Not Null, Unique, etc.)</text:p>
          </table:table-cell>
        </table:table-row>
        <table:table-row table:style-name="Table2.2">
          <table:table-cell table:style-name="Table2.A2" office:value-type="string">
            <text:p text:style-name="P61">order</text:p>
          </table:table-cell>
          <table:table-cell table:style-name="Table2.B2" office:value-type="string">
            <text:p text:style-name="P62"/>
          </table:table-cell>
          <table:table-cell table:style-name="Table2.C2" office:value-type="string">
            <text:p text:style-name="P63"><text:span text:style-name="T22">i</text:span>d, customer<text:span text:style-name="T23">_id</text:span></text:p>
          </table:table-cell>
          <table:table-cell table:style-name="Table2.D2" office:value-type="string">
            <text:p text:style-name="P64"><text:s/></text:p>
          </table:table-cell>
          <table:table-cell table:style-name="Table2.E2" office:value-type="string">
            <text:p text:style-name="P65"/>
          </table:table-cell>
          <table:table-cell table:style-name="Table2.F2" office:value-type="string">
            <text:p text:style-name="P66"/>
          </table:table-cell>
        </table:table-row>
        <table:table-row table:style-name="Table2.3">
          <table:table-cell table:style-name="Table2.A2" office:value-type="string">
            <text:p text:style-name="P67"/>
          </table:table-cell>
          <table:table-cell table:style-name="Table2.B3" office:value-type="string">
            <text:p text:style-name="P67"/>
          </table:table-cell>
          <table:table-cell table:style-name="Table2.C3" office:value-type="string">
            <text:p text:style-name="P68">Discount _amount</text:p>
          </table:table-cell>
          <table:table-cell table:style-name="Table2.D3" office:value-type="string">
            <text:p text:style-name="P67"/>
          </table:table-cell>
          <table:table-cell table:style-name="Table2.E3" office:value-type="string">
            <text:p text:style-name="P65"/>
          </table:table-cell>
          <table:table-cell table:style-name="Table2.F3" office:value-type="string">
            <text:p text:style-name="P66"/>
          </table:table-cell>
        </table:table-row>
        <table:table-row table:style-name="Table2.4">
          <table:table-cell table:style-name="Table2.A2" office:value-type="string">
            <text:p text:style-name="P67"/>
          </table:table-cell>
          <table:table-cell table:style-name="Table2.B4" office:value-type="string">
            <text:p text:style-name="P67"/>
          </table:table-cell>
          <table:table-cell table:style-name="Table2.C4" office:value-type="string">
            <text:p text:style-name="P68">start</text:p>
          </table:table-cell>
          <table:table-cell table:style-name="Table2.D4" office:value-type="string">
            <text:p text:style-name="P62"/>
          </table:table-cell>
          <table:table-cell table:style-name="Table2.E4" office:value-type="string">
            <text:p text:style-name="P69"/>
          </table:table-cell>
          <table:table-cell table:style-name="Table2.F4" office:value-type="string">
            <text:p text:style-name="P70"/>
          </table:table-cell>
        </table:table-row>
        <text:soft-page-break/>
        <table:table-row table:style-name="Table2.5">
          <table:table-cell table:style-name="Table2.A2" office:value-type="string">
            <text:p text:style-name="P67"/>
          </table:table-cell>
          <table:table-cell table:style-name="Table2.B5" office:value-type="string">
            <text:p text:style-name="P67"/>
          </table:table-cell>
          <table:table-cell table:style-name="Table2.C5" office:value-type="string">
            <text:p text:style-name="P68">end</text:p>
          </table:table-cell>
          <table:table-cell table:style-name="Table2.D5" office:value-type="string">
            <text:p text:style-name="P71"/>
          </table:table-cell>
          <table:table-cell table:style-name="Table2.E5" office:value-type="string">
            <text:p text:style-name="P69"/>
          </table:table-cell>
          <table:table-cell table:style-name="Table2.F5" office:value-type="string">
            <text:p text:style-name="P72"/>
          </table:table-cell>
        </table:table-row>
      </table:table>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jawal" svg:font-family="Tajawal"/>
    <style:font-face style:name="Tajawal1" svg:font-family="Tajaw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14:42:19.300499944</meta:creation-date>
    <meta:generator>LibreOffice/25.8.3.2$Linux_X86_64 LibreOffice_project/580$Build-2</meta:generator>
    <dc:date>2026-02-01T18:28:29.172317307</dc:date>
    <meta:editing-duration>P1DT2H39M38S</meta:editing-duration>
    <meta:editing-cycles>103</meta:editing-cycles>
    <meta:document-statistic meta:table-count="2" meta:image-count="0" meta:object-count="0" meta:page-count="9" meta:paragraph-count="229" meta:word-count="1120" meta:character-count="9063" meta:non-whitespace-character-count="8184"/>
  </office:meta>
</office:document-meta>
</file>